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20pt" style:font-size-asian="20pt" style:font-size-complex="20pt" fo:language="en" fo:country="CA"/>
    </style:style>
    <style:style style:name="P2" style:parent-style-name="Normal" style:family="paragraph">
      <style:text-properties fo:font-size="20pt" style:font-size-asian="20pt" style:font-size-complex="20pt" fo:language="en" fo:country="CA"/>
    </style:style>
    <style:style style:name="P3" style:parent-style-name="Normal" style:family="paragraph">
      <style:text-properties fo:font-weight="bold" style:font-weight-asian="bold" style:font-weight-complex="bold" fo:language="en" fo:country="CA"/>
    </style:style>
    <style:style style:name="P4" style:parent-style-name="Normal" style:family="paragraph">
      <style:text-properties fo:language="en" fo:country="CA"/>
    </style:style>
    <style:style style:name="P5" style:parent-style-name="Normal" style:family="paragraph">
      <style:text-properties fo:language="en" fo:country="CA"/>
    </style:style>
    <style:style style:name="P6" style:parent-style-name="Normal" style:family="paragraph">
      <style:text-properties fo:font-weight="bold" style:font-weight-asian="bold" style:font-weight-complex="bold" fo:language="en" fo:country="CA"/>
    </style:style>
    <style:style style:name="P7" style:parent-style-name="Normal" style:family="paragraph">
      <style:text-properties fo:language="en" fo:country="CA"/>
    </style:style>
    <style:style style:name="P8" style:parent-style-name="Normal" style:family="paragraph">
      <style:text-properties fo:language="en" fo:country="CA"/>
    </style:style>
    <style:style style:name="P9" style:parent-style-name="Normal" style:family="paragraph">
      <style:text-properties fo:language="en" fo:country="CA"/>
    </style:style>
    <style:style style:name="P10" style:parent-style-name="Normal" style:family="paragraph">
      <style:text-properties fo:language="en" fo:country="CA"/>
    </style:style>
    <style:style style:name="T11" style:parent-style-name="DefaultParagraphFont" style:family="text">
      <style:text-properties fo:language="en" fo:country="CA"/>
    </style:style>
    <style:style style:name="T12" style:parent-style-name="DefaultParagraphFont" style:family="text">
      <style:text-properties fo:font-weight="bold" style:font-weight-asian="bold" style:font-weight-complex="bold" fo:language="en" fo:country="CA"/>
    </style:style>
    <style:style style:name="T13" style:parent-style-name="DefaultParagraphFont" style:family="text">
      <style:text-properties fo:font-weight="bold" style:font-weight-asian="bold" style:font-weight-complex="bold" fo:language="en" fo:country="CA"/>
    </style:style>
    <style:style style:name="T14" style:parent-style-name="DefaultParagraphFont" style:family="text">
      <style:text-properties fo:font-weight="bold" style:font-weight-asian="bold" style:font-weight-complex="bold" fo:language="en" fo:country="CA"/>
    </style:style>
    <style:style style:name="P15" style:parent-style-name="Normal" style:family="paragraph">
      <style:text-properties fo:language="en" fo:country="CA"/>
    </style:style>
    <style:style style:name="P16" style:parent-style-name="Normal" style:family="paragraph">
      <style:text-properties fo:language="en" fo:country="CA"/>
    </style:style>
    <style:style style:name="P17" style:parent-style-name="Normal" style:family="paragraph">
      <style:text-properties fo:language="en" fo:country="CA"/>
    </style:style>
    <style:style style:name="P18" style:parent-style-name="Normal" style:family="paragraph">
      <style:text-properties fo:language="en" fo:country="CA"/>
    </style:style>
    <style:style style:name="P19" style:parent-style-name="Normal" style:family="paragraph">
      <style:text-properties fo:language="en" fo:country="CA"/>
    </style:style>
    <style:style style:name="P20" style:parent-style-name="Normal" style:family="paragraph">
      <style:text-properties fo:font-weight="bold" style:font-weight-asian="bold" style:font-weight-complex="bold" fo:language="en" fo:country="CA"/>
    </style:style>
    <style:style style:name="P21" style:parent-style-name="Normal" style:family="paragraph">
      <style:text-properties fo:language="en" fo:country="CA"/>
    </style:style>
    <style:style style:name="P22" style:parent-style-name="Normal" style:family="paragraph">
      <style:text-properties fo:language="en" fo:country="CA"/>
    </style:style>
    <style:style style:name="P23" style:parent-style-name="Normal" style:family="paragraph">
      <style:text-properties fo:font-weight="bold" style:font-weight-asian="bold" style:font-weight-complex="bold" fo:language="en" fo:country="CA"/>
    </style:style>
    <style:style style:name="T24" style:parent-style-name="DefaultParagraphFont" style:family="text">
      <style:text-properties fo:language="en" fo:country="CA"/>
    </style:style>
    <style:style style:name="T25" style:parent-style-name="DefaultParagraphFont" style:family="text">
      <style:text-properties fo:language="en" fo:country="CA"/>
    </style:style>
    <style:style style:name="T26" style:parent-style-name="DefaultParagraphFont" style:family="text">
      <style:text-properties fo:language="en" fo:country="CA"/>
    </style:style>
    <style:style style:name="T27" style:parent-style-name="DefaultParagraphFont" style:family="text">
      <style:text-properties fo:language="en" fo:country="CA"/>
    </style:style>
  </office:automatic-styles>
  <office:body>
    <office:text text:use-soft-page-breaks="true">
      <text:p text:style-name="P1">Flowchart</text:p>
      <text:p text:style-name="P2"/>
      <text:p text:style-name="P3">Start:</text:p>
      <text:p text:style-name="P4">Het programma begint met het weergeven van een welkomstbericht en initialiseert de variabelen rounds en score.</text:p>
      <text:p text:style-name="P5"/>
      <text:p text:style-name="P6">Herhaling programma<text:s/>(1-20):</text:p>
      <text:p text:style-name="P7">De<text:s/>programma<text:s/>wordt maximaal 20 keer herhaald.</text:p>
      <text:p text:style-name="P8">Binnen elke iteratie wordt een nieuw<text:s/>geheim<text:s/>getal gegenereerd tussen 1 en 1000.</text:p>
      <text:p text:style-name="P9">De raad poginden<text:s/>wordt geïnitialiseerd op 0.</text:p>
      <text:p text:style-name="P10"/>
      <text:p text:style-name="Normal"><text:span text:style-name="T11">Raad het getal</text:span><text:span text:style-name="T12"><text:s/>(1-</text:span><text:span text:style-name="T13">10</text:span><text:span text:style-name="T14">):</text:span></text:p>
      <text:p text:style-name="P15">Er is een<text:s/>raad vraag<text:s/>die maximaal<text:s/>10<text:s/>keer wordt herhaald, wat betekent dat de gebruiker<text:s/>10<text:s/>pogingen heeft om het geheime getal te raden.</text:p>
      <text:p text:style-name="P16">De gebruiker wordt gevraagd om een getal te raden en het ingevoerde getal wordt vergeleken met het geheime getal.</text:p>
      <text:p text:style-name="P17">Als de gok correct is, wordt een felicitatiebericht weergegeven, de score wordt verhoogd, en de binnenste<text:s/>herhaling<text:s/>wordt onderbroken.</text:p>
      <text:p text:style-name="P18">Als de gok niet correct is, wordt feedback gegeven over hoe warm of koud de gok is, en de gebruiker wordt geïnformeerd of het geheime getal hoger of lager is dan de gok.</text:p>
      <text:p text:style-name="P19"/>
      <text:p text:style-name="P20">Rondes en score bijwerken:</text:p>
      <text:p text:style-name="P21">Na elke<text:s/>10<text:s/>herahlingen van de vraag<text:s/>wordt de ronde bijgewerkt, en de huidige score wordt weergegeven.<text:s/>En<text:s/>wordt de gebruiker gevraagd of ze nog een keer willen spelen. Als het antwoord "ja" is, wordt de lus voortgezet; anders wordt de lus doorbroken.</text:p>
      <text:p text:style-name="P22"/>
      <text:p text:style-name="P23">Eindscore:</text:p>
      <text:p text:style-name="Normal"><text:span text:style-name="T24">Nadat<text:s/></text:span><text:span text:style-name="T25">het programma</text:span><text:span text:style-name="T26"><text:s/>is voltooid (na 20 rondes of wanneer de gebruiker niet meer wil spelen), wordt de eindscore weergegeven.</text:span><text:span text:style-name="T27"><text:s/>En het programma eindi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language="en" fo:country="ZW"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ullah Al Nassan</meta:initial-creator>
    <dc:creator>Abdullah Al Nassan</dc:creator>
    <meta:creation-date>2023-12-19T16:12:00Z</meta:creation-date>
    <dc:date>2023-12-19T16:30:00Z</dc:date>
    <meta:template xlink:href="Normal.dotm" xlink:type="simple"/>
    <meta:editing-cycles>1</meta:editing-cycles>
    <meta:editing-duration>PT1020S</meta:editing-duration>
    <meta:document-statistic meta:page-count="1" meta:paragraph-count="2" meta:word-count="207" meta:character-count="1347" meta:row-count="9" meta:non-whitespace-character-count="1142"/>
  </office:meta>
</office:document-meta>
</file>